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03cm" svg:stroke-color="#628bbf" draw:marker-start-width="0.245cm" draw:marker-end-width="0.245cm" draw:fill="none" draw:textarea-horizontal-align="justify" draw:textarea-vertical-align="middle" draw:auto-grow-height="false" fo:min-height="17.585cm" fo:min-width="17.674cm" fo:padding-top="0.14cm" fo:padding-bottom="0.14cm" fo:padding-left="0.265cm" fo:padding-right="0.265cm"/>
    </style:style>
    <style:style style:name="gr2" style:family="graphic" style:parent-style-name="standard">
      <style:graphic-properties draw:stroke="dash" draw:stroke-dash="Fine_20_Dashed" svg:stroke-width="0.03cm" svg:stroke-color="#628bbf" draw:marker-start-width="0.245cm" draw:marker-end-width="0.245cm" draw:fill="none" draw:textarea-horizontal-align="justify" draw:textarea-vertical-align="middle" draw:auto-grow-height="false" fo:min-height="11.826cm" fo:min-width="11.807cm" fo:padding-top="0.14cm" fo:padding-bottom="0.14cm" fo:padding-left="0.265cm" fo:padding-right="0.265cm"/>
    </style:style>
    <style:style style:name="gr3" style:family="graphic" style:parent-style-name="standard">
      <style:graphic-properties draw:stroke="solid" svg:stroke-width="0.2cm" svg:stroke-color="#e6e6e6" draw:marker-start-width="0.5cm" draw:marker-end-width="0.5cm" draw:fill="gradient" draw:fill-gradient-name="Gradient_20_9" draw:gradient-step-count="64" draw:textarea-horizontal-align="justify" draw:textarea-vertical-align="middle" draw:auto-grow-height="false" fo:min-height="6.459cm" fo:min-width="6.472cm" fo:padding-top="0.225cm" fo:padding-bottom="0.225cm" fo:padding-left="0.35cm" fo:padding-right="0.35cm"/>
      <style:paragraph-properties style:writing-mode="lr-tb"/>
    </style:style>
    <style:style style:name="gr4" style:family="graphic" style:parent-style-name="standard">
      <style:graphic-properties draw:stroke="solid" svg:stroke-width="0.12cm" svg:stroke-color="#e6e6e6" draw:marker-start-width="0.38cm" draw:marker-end-width="0.38cm" draw:fill="gradient" draw:fill-gradient-name="Gradient_20_17" draw:gradient-step-count="64" draw:textarea-horizontal-align="justify" draw:textarea-vertical-align="middle" draw:auto-grow-height="false" fo:min-height="2.626cm" fo:min-width="2.492cm" fo:padding-top="0.185cm" fo:padding-bottom="0.185cm" fo:padding-left="0.31cm" fo:padding-right="0.31cm"/>
      <style:paragraph-properties style:writing-mode="lr-tb"/>
    </style:style>
    <style:style style:name="gr5" style:family="graphic" style:parent-style-name="standard">
      <style:graphic-properties draw:stroke="solid" svg:stroke-width="0.12cm" svg:stroke-color="#e6e6e6" draw:marker-start-width="0.38cm" draw:marker-end-width="0.38cm" draw:fill="gradient" draw:fill-gradient-name="Gradient_20_10" draw:gradient-step-count="64" draw:textarea-horizontal-align="justify" draw:textarea-vertical-align="middle" draw:auto-grow-height="false" fo:min-height="2.626cm" fo:min-width="2.492cm" fo:padding-top="0.185cm" fo:padding-bottom="0.185cm" fo:padding-left="0.31cm" fo:padding-right="0.31cm"/>
      <style:paragraph-properties style:writing-mode="lr-tb"/>
    </style:style>
    <style:style style:name="gr6" style:family="graphic" style:parent-style-name="standard">
      <style:graphic-properties draw:stroke="solid" svg:stroke-width="0.12cm" svg:stroke-color="#e6e6e6" draw:marker-start-width="0.38cm" draw:marker-end-width="0.38cm" draw:fill="gradient" draw:fill-gradient-name="Gradient_20_8" draw:gradient-step-count="64" draw:textarea-horizontal-align="justify" draw:textarea-vertical-align="middle" draw:auto-grow-height="false" fo:min-height="2.626cm" fo:min-width="2.492cm" fo:padding-top="0.185cm" fo:padding-bottom="0.185cm" fo:padding-left="0.31cm" fo:padding-right="0.31cm"/>
      <style:paragraph-properties style:writing-mode="lr-tb"/>
    </style:style>
    <style:style style:name="gr7" style:family="graphic" style:parent-style-name="standard">
      <style:graphic-properties draw:stroke="solid" svg:stroke-width="0.12cm" svg:stroke-color="#e6e6e6" draw:marker-start-width="0.38cm" draw:marker-end-width="0.38cm" draw:fill="gradient" draw:fill-gradient-name="Gradient_20_13" draw:gradient-step-count="64" draw:textarea-horizontal-align="justify" draw:textarea-vertical-align="middle" draw:auto-grow-height="false" fo:min-height="2.626cm" fo:min-width="2.492cm" fo:padding-top="0.185cm" fo:padding-bottom="0.185cm" fo:padding-left="0.31cm" fo:padding-right="0.31cm"/>
      <style:paragraph-properties style:writing-mode="lr-tb"/>
    </style:style>
    <style:style style:name="gr8" style:family="graphic" style:parent-style-name="standard">
      <style:graphic-properties draw:stroke="solid" svg:stroke-width="0.12cm" svg:stroke-color="#e6e6e6" draw:marker-start-width="0.38cm" draw:marker-end-width="0.38cm" draw:fill="gradient" draw:fill-gradient-name="Gradient_20_21" draw:gradient-step-count="0" draw:textarea-horizontal-align="justify" draw:textarea-vertical-align="middle" draw:auto-grow-height="false" fo:min-height="2.626cm" fo:min-width="2.492cm" fo:padding-top="0.185cm" fo:padding-bottom="0.185cm" fo:padding-left="0.31cm" fo:padding-right="0.31cm"/>
      <style:paragraph-properties style:writing-mode="lr-tb"/>
    </style:style>
    <style:style style:name="gr9" style:family="graphic" style:parent-style-name="standard">
      <style:graphic-properties draw:stroke="solid" svg:stroke-width="0.12cm" svg:stroke-color="#e6e6e6" draw:marker-start-width="0.38cm" draw:marker-end-width="0.38cm" draw:fill="gradient" draw:fill-gradient-name="Gradient_20_19" draw:gradient-step-count="64" draw:textarea-horizontal-align="justify" draw:textarea-vertical-align="middle" draw:auto-grow-height="false" fo:min-height="2.626cm" fo:min-width="2.492cm" fo:padding-top="0.185cm" fo:padding-bottom="0.185cm" fo:padding-left="0.31cm" fo:padding-right="0.31cm"/>
      <style:paragraph-properties style:writing-mode="lr-tb"/>
    </style:style>
    <style:style style:name="gr10" style:family="graphic" style:parent-style-name="standard">
      <style:graphic-properties draw:stroke="solid" svg:stroke-width="0.12cm" svg:stroke-color="#e6e6e6" draw:marker-start-width="0.38cm" draw:marker-end-width="0.38cm" draw:fill="gradient" draw:fill-gradient-name="Gradient_20_16" draw:gradient-step-count="64" draw:textarea-horizontal-align="justify" draw:textarea-vertical-align="middle" draw:auto-grow-height="false" fo:min-height="2.626cm" fo:min-width="2.492cm" fo:padding-top="0.185cm" fo:padding-bottom="0.185cm" fo:padding-left="0.31cm" fo:padding-right="0.31cm"/>
      <style:paragraph-properties style:writing-mode="lr-tb"/>
    </style:style>
    <style:style style:name="gr11" style:family="graphic" style:parent-style-name="standard">
      <style:graphic-properties draw:stroke="solid" svg:stroke-width="0.12cm" svg:stroke-color="#e6e6e6" draw:marker-start-width="0.38cm" draw:marker-end-width="0.38cm" draw:fill="gradient" draw:fill-gradient-name="Gradient_20_18" draw:gradient-step-count="64" draw:textarea-horizontal-align="justify" draw:textarea-vertical-align="middle" draw:auto-grow-height="false" fo:min-height="2.626cm" fo:min-width="2.492cm" fo:padding-top="0.185cm" fo:padding-bottom="0.185cm" fo:padding-left="0.31cm" fo:padding-right="0.31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1cm" svg:stroke-color="#6e7b8b" draw:marker-start-width="0.35cm" draw:marker-end-width="0.35cm" draw:fill-color="#eaeaea" draw:textarea-horizontal-align="justify" draw:textarea-vertical-align="middle" draw:auto-grow-height="false" fo:min-height="1.624cm" fo:min-width="9.133cm" fo:padding-top="0.175cm" fo:padding-bottom="0.175cm" fo:padding-left="0.3cm" fo:padding-right="0.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f0ffff" fo:font-weight="bold" style:font-weight-asian="bold" style:font-weight-complex="bold"/>
    </style:style>
    <style:style style:name="P3" style:family="paragraph">
      <loext:graphic-properties draw:fill="gradient" draw:fill-gradient-name="Gradient_20_9" draw:gradient-step-count="64"/>
      <style:paragraph-properties fo:text-align="center" style:writing-mode="lr-tb"/>
      <style:text-properties fo:color="#f0ffff"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color="#f0ffff" fo:font-weight="normal" style:font-weight-asian="normal" style:font-weight-complex="normal"/>
    </style:style>
    <style:style style:name="P5" style:family="paragraph">
      <loext:graphic-properties draw:fill="gradient" draw:fill-gradient-name="Gradient_20_17" draw:gradient-step-count="64"/>
      <style:paragraph-properties fo:text-align="center" style:writing-mode="lr-tb"/>
      <style:text-properties fo:color="#f0ffff" fo:font-weight="normal" style:font-weight-asian="normal" style:font-weight-complex="normal"/>
    </style:style>
    <style:style style:name="P6" style:family="paragraph">
      <loext:graphic-properties draw:fill="gradient" draw:fill-gradient-name="Gradient_20_10" draw:gradient-step-count="64"/>
      <style:paragraph-properties fo:text-align="center" style:writing-mode="lr-tb"/>
      <style:text-properties fo:color="#f0ffff" fo:font-weight="normal" style:font-weight-asian="normal" style:font-weight-complex="normal"/>
    </style:style>
    <style:style style:name="P7" style:family="paragraph">
      <loext:graphic-properties draw:fill="gradient" draw:fill-gradient-name="Gradient_20_8" draw:gradient-step-count="64"/>
      <style:paragraph-properties fo:text-align="center" style:writing-mode="lr-tb"/>
      <style:text-properties fo:color="#f0ffff" fo:font-weight="normal" style:font-weight-asian="normal" style:font-weight-complex="normal"/>
    </style:style>
    <style:style style:name="P8" style:family="paragraph">
      <loext:graphic-properties draw:fill="gradient" draw:fill-gradient-name="Gradient_20_13" draw:gradient-step-count="64"/>
      <style:paragraph-properties fo:text-align="center" style:writing-mode="lr-tb"/>
      <style:text-properties fo:color="#f0ffff" fo:font-weight="normal" style:font-weight-asian="normal" style:font-weight-complex="normal"/>
    </style:style>
    <style:style style:name="P9" style:family="paragraph">
      <loext:graphic-properties draw:fill="gradient" draw:fill-gradient-name="Gradient_20_21" draw:gradient-step-count="0"/>
      <style:paragraph-properties fo:text-align="center" style:writing-mode="lr-tb"/>
      <style:text-properties fo:color="#f0ffff" fo:font-weight="normal" style:font-weight-asian="normal" style:font-weight-complex="normal"/>
    </style:style>
    <style:style style:name="P10" style:family="paragraph">
      <loext:graphic-properties draw:fill="gradient" draw:fill-gradient-name="Gradient_20_19" draw:gradient-step-count="64"/>
      <style:paragraph-properties fo:text-align="center" style:writing-mode="lr-tb"/>
      <style:text-properties fo:color="#f0ffff" fo:font-weight="normal" style:font-weight-asian="normal" style:font-weight-complex="normal"/>
    </style:style>
    <style:style style:name="P11" style:family="paragraph">
      <loext:graphic-properties draw:fill="gradient" draw:fill-gradient-name="Gradient_20_16" draw:gradient-step-count="64"/>
      <style:paragraph-properties fo:text-align="center" style:writing-mode="lr-tb"/>
      <style:text-properties fo:color="#f0ffff" fo:font-weight="normal" style:font-weight-asian="normal" style:font-weight-complex="normal"/>
    </style:style>
    <style:style style:name="P12" style:family="paragraph">
      <loext:graphic-properties draw:fill="gradient" draw:fill-gradient-name="Gradient_20_18" draw:gradient-step-count="64"/>
      <style:paragraph-properties fo:text-align="center" style:writing-mode="lr-tb"/>
      <style:text-properties fo:color="#f0ffff" fo:font-weight="normal" style:font-weight-asian="normal" style:font-weight-complex="normal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 style:writing-mode="lr-tb"/>
      <style:text-properties fo:font-size="24pt" style:font-size-asian="24pt" style:font-size-complex="24pt"/>
    </style:style>
    <style:style style:name="P15" style:family="paragraph">
      <loext:graphic-properties draw:fill-color="#eaeaea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color="#f0fff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0ffff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25.8cm" svg:height="25.319cm" svg:x="4.125cm" svg:y="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7.473cm" svg:height="17.148cm" svg:x="8.289cm" svg:y="8.1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cm" svg:height="9.629cm" svg:x="12.025cm" svg:y="11.926cm">
          <text:p text:style-name="P2"><text:span text:style-name="T1">Spring Framework</text:span></text:p>
          <text:p text:style-name="P2"><text:span text:style-name="T1">Co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4cm" svg:height="4.236cm" svg:x="12.556cm" svg:y="6.591cm">
          <text:p text:style-name="P4"><text:span text:style-name="T2">Spring</text:span></text:p>
          <text:p text:style-name="P4"><text:span text:style-name="T2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4cm" svg:height="4.236cm" svg:x="23.32cm" svg:y="12.612cm">
          <text:p text:style-name="P4"><text:span text:style-name="T2">Spring</text:span></text:p>
          <text:p text:style-name="P4"><text:span text:style-name="T2">We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4.4cm" svg:height="4.236cm" svg:x="19.366cm" svg:y="21.889cm">
          <text:p text:style-name="P4"><text:span text:style-name="T2">Spring</text:span></text:p>
          <text:p text:style-name="P4"><text:span text:style-name="T2">Integr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4.4cm" svg:height="4.236cm" svg:x="6.41cm" svg:y="15.514cm">
          <text:p text:style-name="P4"><text:span text:style-name="T2">Spring</text:span></text:p>
          <text:p text:style-name="P4"><text:span text:style-name="T2">Tes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4.4cm" svg:height="4.236cm" svg:x="26.544cm" svg:y="19.308cm">
          <text:p text:style-name="P4"><text:span text:style-name="T2">Spring</text:span></text:p>
          <text:p text:style-name="P4"><text:span text:style-name="T2">IO</text:span></text:p>
          <text:p text:style-name="P4"><text:span text:style-name="T2">Platfo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cm" svg:height="4.236cm" svg:x="3.583cm" svg:y="8.217cm">
          <text:p text:style-name="P4"><text:span text:style-name="T2">Spring</text:span></text:p>
          <text:p text:style-name="P4"><text:span text:style-name="T2">Boo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4.4cm" svg:height="4.236cm" svg:x="11.064cm" svg:y="22.072cm">
          <text:p text:style-name="P4"><text:span text:style-name="T2">Spring</text:span></text:p>
          <text:p text:style-name="P4"><text:span text:style-name="T2">Secur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4.4cm" svg:height="4.236cm" svg:x="23.071cm" svg:y="4.717cm">
          <text:p text:style-name="P4"><text:span text:style-name="T2">Spring</text:span></text:p>
          <text:p text:style-name="P4"><text:span text:style-name="T2">Clou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3" draw:text-style-name="P15" draw:layer="layout" svg:width="9.945cm" svg:height="2.186cm" svg:x="33.2cm" svg:y="9.992cm">
          <text:p text:style-name="P14"><text:span text:style-name="T3">JSR 340</text:span></text:p>
          <text:p text:style-name="P14"><text:span text:style-name="T4">Servlet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9.945cm" svg:height="2.186cm" svg:x="33.2cm" svg:y="13.321cm">
          <text:p text:style-name="P14"><text:span text:style-name="T3">JSR 356</text:span></text:p>
          <text:p text:style-name="P14"><text:span text:style-name="T4">Websocket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9.945cm" svg:height="2.186cm" svg:x="33.2cm" svg:y="16.649cm">
          <text:p text:style-name="P14"><text:span text:style-name="T3">JSR 236</text:span></text:p>
          <text:p text:style-name="P14"><text:span text:style-name="T4">Concurrency 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9.945cm" svg:height="2.186cm" svg:x="33.2cm" svg:y="19.928cm">
          <text:p text:style-name="P14"><text:span text:style-name="T3">JSR 367</text:span></text:p>
          <text:p text:style-name="P14"><text:span text:style-name="T4">JSON Binding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9.945cm" svg:height="2.186cm" svg:x="44.4cm" svg:y="9.992cm">
          <text:p text:style-name="P14"><text:span text:style-name="T3">JSR 303</text:span></text:p>
          <text:p text:style-name="P14"><text:span text:style-name="T4">Bean Valid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9.945cm" svg:height="2.186cm" svg:x="44.4cm" svg:y="13.321cm">
          <text:p text:style-name="P14"><text:span text:style-name="T3">JSR 338</text:span></text:p>
          <text:p text:style-name="P14"><text:span text:style-name="T4">Java Persistence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9.945cm" svg:height="2.186cm" svg:x="44.4cm" svg:y="16.649cm">
          <text:p text:style-name="P14"><text:span text:style-name="T3">JSR 914</text:span></text:p>
          <text:p text:style-name="P14"><text:span text:style-name="T4">Java Message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9.945cm" svg:height="2.186cm" svg:x="44.4cm" svg:y="19.928cm">
          <text:p text:style-name="P14"><text:span text:style-name="T3">JSR 907</text:span></text:p>
          <text:p text:style-name="P14"><text:span text:style-name="T4">Java Transaction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2f4f4f" draw:end-color="#9bcd9b" draw:start-intensity="100%" draw:end-intensity="100%" draw:angle="0" draw:border="0%"/>
    <draw:gradient draw:name="Gradient_20_13" draw:display-name="Gradient 13" draw:style="linear" draw:start-color="#5346a4" draw:end-color="#7a67ee" draw:start-intensity="100%" draw:end-intensity="100%" draw:angle="0" draw:border="0%"/>
    <draw:gradient draw:name="Gradient_20_16" draw:display-name="Gradient 16" draw:style="linear" draw:start-color="#ee9a49" draw:end-color="#ffd4ab" draw:start-intensity="100%" draw:end-intensity="100%" draw:angle="0" draw:border="0%"/>
    <draw:gradient draw:name="Gradient_20_17" draw:display-name="Gradient 17" draw:style="linear" draw:start-color="#ee9a00" draw:end-color="#f8d070" draw:start-intensity="100%" draw:end-intensity="100%" draw:angle="0" draw:border="0%"/>
    <draw:gradient draw:name="Gradient_20_18" draw:display-name="Gradient 18" draw:style="linear" draw:start-color="#8b2252" draw:end-color="#cd1076" draw:start-intensity="100%" draw:end-intensity="100%" draw:angle="0" draw:border="0%"/>
    <draw:gradient draw:name="Gradient_20_19" draw:display-name="Gradient 19" draw:style="linear" draw:start-color="#104e8b" draw:end-color="#1c86ee" draw:start-intensity="100%" draw:end-intensity="100%" draw:angle="0" draw:border="0%"/>
    <draw:gradient draw:name="Gradient_20_21" draw:display-name="Gradient 21" draw:style="linear" draw:start-color="#53868b" draw:end-color="#7ac5cd" draw:start-intensity="100%" draw:end-intensity="100%" draw:angle="0" draw:border="0%"/>
    <draw:gradient draw:name="Gradient_20_8" draw:display-name="Gradient 8" draw:style="linear" draw:start-color="#b03060" draw:end-color="#ff6a6a" draw:start-intensity="100%" draw:end-intensity="100%" draw:angle="0" draw:border="0%"/>
    <draw:gradient draw:name="Gradient_20_9" draw:display-name="Gradient 9" draw:style="linear" draw:start-color="#4a708b" draw:end-color="#5cacee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7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cm" fo:page-height="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726cm" svg:x="1cm" svg:y="3.409cm"/>
      <draw:page-thumbnail draw:layer="backgroundobjects" svg:width="8.999cm" svg:height="5.726cm" svg:x="1cm" svg:y="11.985cm"/>
      <draw:page-thumbnail draw:layer="backgroundobjects" svg:width="8.999cm" svg:height="5.726cm" svg:x="1cm" svg:y="20.561cm"/>
      <draw:page-thumbnail draw:layer="backgroundobjects" svg:width="8.999cm" svg:height="5.726cm" svg:x="11cm" svg:y="3.409cm"/>
      <draw:page-thumbnail draw:layer="backgroundobjects" svg:width="8.999cm" svg:height="5.726cm" svg:x="11cm" svg:y="11.985cm"/>
      <draw:page-thumbnail draw:layer="backgroundobjects" svg:width="8.999cm" svg:height="5.726cm" svg:x="11cm" svg:y="20.561cm"/>
    </style:handout-master>
    <style:master-page style:name="Default" style:page-layout-name="PM1" draw:style-name="Mdp1">
      <draw:frame presentation:style-name="Default-title" draw:layer="backgroundobjects" svg:width="40.498cm" svg:height="4.174cm" svg:x="2.25cm" svg:y="0.996cm" presentation:class="title" presentation:placeholder="true">
        <draw:text-box/>
      </draw:frame>
      <draw:frame presentation:style-name="Default-outline1" draw:layer="backgroundobjects" svg:width="40.498cm" svg:height="14.499cm" svg:x="2.25cm" svg:y="5.85cm" presentation:class="outline" presentation:placeholder="true">
        <draw:text-box/>
      </draw:frame>
      <draw:frame presentation:style-name="Mpr1" draw:text-style-name="MP2" draw:layer="backgroundobjects" svg:width="10.483cm" svg:height="1.724cm" svg:x="2.25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4.263cm" svg:height="1.724cm" svg:x="15.39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0.483cm" svg:height="1.724cm" svg:x="32.265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18-02-04T23:01:11.611321383</meta:creation-date>
    <dc:date>2020-02-13T00:58:02.144322895</dc:date>
    <dc:creator>Dennis Schulmeister-Zimolong</dc:creator>
    <meta:editing-duration>PT1H44M37S</meta:editing-duration>
    <meta:editing-cycles>28</meta:editing-cycles>
    <meta:generator>LibreOffice/6.3.4.2.0$Linux_X86_64 LibreOffice_project/30$Build-2</meta:generator>
    <meta:document-statistic meta:object-count="44"/>
  </office:meta>
</office:document-meta>
</file>